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0000004B046E4C5F2A8606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869cm" fo:min-width="28.731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12.69cm" fo:min-width="17.552cm"/>
    </style:style>
    <style:style style:name="gr3" style:family="graphic" style:parent-style-name="standard">
      <style:graphic-properties draw:fill="solid" draw:fill-color="#ffaa95" draw:textarea-horizontal-align="justify" draw:textarea-vertical-align="middle" draw:auto-grow-height="false" fo:min-height="0.96cm" fo:min-width="4.054cm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.576cm" fo:min-width="0.262cm"/>
    </style:style>
    <style:style style:name="gr5" style:family="graphic" style:parent-style-name="standard">
      <style:graphic-properties draw:fill="solid" draw:fill-color="#ffaa95" draw:textarea-horizontal-align="justify" draw:textarea-vertical-align="middle" draw:auto-grow-height="false" fo:min-height="0.96cm" fo:min-width="3.058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047cm" fo:min-width="0.008cm"/>
    </style:style>
    <style:style style:name="gr7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dash" draw:stroke-dash="Fine_20_Dashe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1.274cm"/>
    </style:style>
    <style:style style:name="gr12" style:family="graphic" style:parent-style-name="standard">
      <style:graphic-properties draw:stroke="none" svg:stroke-color="#000000" draw:fill="none" draw:fill-color="#ffffff" fo:min-height="1.655cm"/>
    </style:style>
    <style:style style:name="gr13" style:family="graphic" style:parent-style-name="standard">
      <style:graphic-properties draw:stroke="none" svg:stroke-color="#000000" draw:fill="none" draw:fill-color="#ffffff" fo:min-height="1.347cm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1.325cm" fo:min-width="13.726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147cm"/>
    </style:style>
    <style:style style:name="gr18" style:family="graphic" style:parent-style-name="standard">
      <style:graphic-properties draw:fill="solid" draw:fill-color="#ffaa95" draw:textarea-horizontal-align="justify" draw:textarea-vertical-align="middle" draw:auto-grow-height="false" fo:min-height="0.96cm" fo:min-width="2.774cm"/>
    </style:style>
    <style:style style:name="gr19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ffaa95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31.623cm" svg:height="24.511cm" svg:x="2.905cm" svg:y="0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er4" svg:width="28.702cm" svg:height="20.574cm" svg:x="5.193cm" svg:y="2.5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er4" svg:width="8.128cm" svg:height="2.159cm" draw:transform="rotate (1.5707963267949) translate (9.892cm 17.63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2" draw:id="id2" draw:layer="Layer4" svg:width="1.524cm" svg:height="1.651cm" svg:x="9.13cm" svg:y="12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524cm" svg:height="1.651cm" svg:x="10.271cm" svg:y="15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er4" svg:width="6.35cm" svg:height="2.159cm" draw:transform="rotate (1.5707963267949) translate (20.56cm 20.559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er4" svg:width="6.35cm" svg:height="2.159cm" draw:transform="rotate (1.5707963267949) translate (20.433cm 11.542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5" draw:id="id5" draw:layer="Layer4" svg:width="1.524cm" svg:height="1.651cm" svg:x="19.798cm" svg:y="16.4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" draw:id="id4" draw:layer="Layer4" svg:width="1.524cm" svg:height="1.651cm" svg:x="19.671cm" svg:y="7.2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" draw:id="id1" draw:layer="Layer4" svg:width="1.016cm" svg:height="0.889cm" draw:transform="rotate (-1.5707963267949) translate (12.94cm 11.7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xml:id="id10" draw:id="id10" draw:layer="Layer4" svg:width="1.016cm" svg:height="0.889cm" draw:transform="rotate (1.5707963267949) translate (9.003cm 11.92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er4" svg:width="6.35cm" svg:height="2.159cm" draw:transform="rotate (1.5707963267949) translate (27.926cm 16.622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7" draw:id="id7" draw:layer="Layer4" svg:width="1.524cm" svg:height="1.651cm" svg:x="27.164cm" svg:y="12.6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er4" svg:width="1.016cm" svg:height="0.889cm" draw:transform="rotate (-1.5707963267949) translate (30.974cm 13.1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xml:id="id8" draw:id="id8" draw:layer="Layer4" svg:width="1.016cm" svg:height="0.889cm" draw:transform="rotate (-1.5707963267949) translate (23.608cm 16.8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xml:id="id6" draw:id="id6" draw:layer="Layer4" svg:width="1.016cm" svg:height="0.889cm" draw:transform="rotate (-1.5707963267949) translate (23.481cm 7.6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xml:id="id3" draw:id="id3" draw:layer="Layer4" svg:width="1.016cm" svg:height="0.889cm" draw:transform="rotate (-1.5707963267949) translate (12.94cm 14.08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6" draw:layer="Layer4" draw:type="line" svg:x1="12.052cm" svg:y1="12.305cm" svg:x2="10.654cm" svg:y2="13.765cm" draw:start-shape="id1" draw:start-glue-point="7" draw:end-shape="id2" draw:end-glue-point="7" svg:d="M12052 12305l-1398 1460" svg:viewBox="0 0 1399 1461">
          <text:p/>
        </draw:connector>
        <draw:connector draw:style-name="gr7" draw:text-style-name="P6" draw:layer="Layer4" draw:type="line" svg:x1="12.052cm" svg:y1="14.591cm" svg:x2="10.654cm" svg:y2="13.765cm" draw:start-shape="id3" draw:start-glue-point="7" draw:end-shape="id2" draw:end-glue-point="7" svg:d="M12052 14591l-1398-826" svg:viewBox="0 0 1399 827">
          <text:p/>
        </draw:connector>
        <draw:connector draw:style-name="gr8" draw:text-style-name="P6" draw:layer="Layer4" svg:x1="12.94cm" svg:y1="12.305cm" svg:x2="19.671cm" svg:y2="8.05cm" draw:start-shape="id1" draw:start-glue-point="4" draw:end-shape="id4" draw:end-glue-point="5" svg:d="M12940 12305h3366v-4255h3365" svg:viewBox="0 0 6732 4256">
          <text:p/>
        </draw:connector>
        <draw:connector draw:style-name="gr8" draw:text-style-name="P6" draw:layer="Layer4" svg:x1="12.94cm" svg:y1="14.591cm" svg:x2="19.798cm" svg:y2="17.321cm" draw:start-shape="id3" draw:start-glue-point="4" draw:end-shape="id5" draw:end-glue-point="5" svg:d="M12940 14591h3429v2730h3429" svg:viewBox="0 0 6859 2731">
          <text:p/>
        </draw:connector>
        <draw:connector draw:style-name="gr8" draw:text-style-name="P6" draw:layer="Layer4" svg:x1="23.481cm" svg:y1="8.114cm" svg:x2="27.164cm" svg:y2="13.511cm" draw:start-shape="id6" draw:start-glue-point="4" draw:end-shape="id7" draw:end-glue-point="5" svg:d="M23481 8114h1842v5397h1841" svg:viewBox="0 0 3684 5398">
          <text:p/>
        </draw:connector>
        <draw:connector draw:style-name="gr8" draw:text-style-name="P6" draw:layer="Layer4" svg:x1="23.608cm" svg:y1="17.385cm" svg:x2="27.164cm" svg:y2="13.51cm" draw:start-shape="id8" draw:start-glue-point="4" draw:end-shape="id7" draw:end-glue-point="3" svg:d="M23608 17385h1778v-3875h1778" svg:viewBox="0 0 3557 3876">
          <text:p/>
        </draw:connector>
        <draw:custom-shape draw:style-name="gr4" draw:text-style-name="P4" xml:id="id9" draw:id="id9" draw:layer="Layer4" svg:width="1.524cm" svg:height="1.651cm" svg:x="4.556cm" svg:y="11.9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er4" svg:x1="6.08cm" svg:y1="12.747cm" svg:x2="9.13cm" svg:y2="13.765cm" draw:start-shape="id9" draw:start-glue-point="1" draw:end-shape="id2" draw:end-glue-point="5" svg:d="M6080 12747h1525v1018h1525" svg:viewBox="0 0 3051 1019">
          <text:p/>
        </draw:connector>
        <draw:custom-shape draw:style-name="gr6" draw:text-style-name="P5" xml:id="id11" draw:id="id11" draw:layer="Layer4" svg:width="1.016cm" svg:height="0.889cm" draw:transform="rotate (0.959931088596881) translate (5.535cm 10.7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er4" svg:x1="9.003cm" svg:y1="11.416cm" svg:x2="6.554cm" svg:y2="10.865cm" draw:start-shape="id10" draw:start-glue-point="4" draw:end-shape="id11" draw:end-glue-point="7" svg:d="M9003 11416h-1079v-551h-1370" svg:viewBox="0 0 2450 552">
          <text:p/>
        </draw:connector>
        <draw:frame draw:style-name="gr10" draw:text-style-name="P7" draw:layer="Layer4" svg:width="3.556cm" svg:height="1.673cm" svg:x="9.003cm" svg:y="7.732cm">
          <draw:text-box>
            <text:p>Main Service</text:p>
          </draw:text-box>
        </draw:frame>
        <draw:frame draw:style-name="gr10" draw:text-style-name="P7" draw:layer="Layer4" svg:width="4.826cm" svg:height="1.673cm" svg:x="18.655cm" svg:y="3.668cm">
          <draw:text-box>
            <text:p>TextDocument</text:p>
            <text:p>Service</text:p>
          </draw:text-box>
        </draw:frame>
        <draw:frame draw:style-name="gr11" draw:text-style-name="P7" draw:layer="Layer4" svg:width="5.969cm" svg:height="1.524cm" svg:x="17.891cm" svg:y="13.065cm">
          <draw:text-box>
            <text:p>Workspace Service</text:p>
          </draw:text-box>
        </draw:frame>
        <draw:frame draw:style-name="gr12" draw:text-style-name="P7" draw:layer="Layer4" svg:width="3.207cm" svg:height="1.905cm" svg:x="27.291cm" svg:y="8.24cm">
          <draw:text-box>
            <text:p>Utils</text:p>
            <text:p>Service</text:p>
          </draw:text-box>
        </draw:frame>
        <draw:frame draw:style-name="gr13" draw:text-style-name="P7" draw:layer="Layer4" svg:width="5.334cm" svg:height="1.673cm" svg:x="4.937cm" svg:y="1.435cm">
          <draw:text-box>
            <text:p>REMOTE MACHINE</text:p>
          </draw:text-box>
        </draw:frame>
        <draw:line draw:style-name="gr14" draw:text-style-name="P6" draw:layer="Layer4" svg:x1="30.972cm" svg:y1="13.7cm" svg:x2="26.527cm" svg:y2="21.955cm">
          <text:p/>
        </draw:line>
        <draw:line draw:style-name="gr14" draw:text-style-name="P6" draw:layer="Layer4" svg:x1="26.527cm" svg:y1="21.955cm" svg:x2="13.954cm" svg:y2="21.955cm">
          <text:p/>
        </draw:line>
        <draw:line draw:style-name="gr8" draw:text-style-name="P6" draw:layer="Layer4" svg:x1="13.954cm" svg:y1="21.955cm" svg:x2="11.033cm" svg:y2="17.256cm">
          <text:p/>
        </draw:line>
        <draw:frame draw:style-name="gr10" draw:text-style-name="P7" draw:layer="Layer4" svg:width="4.318cm" svg:height="1.673cm" svg:x="12.303cm" svg:y="3.413cm">
          <draw:text-box>
            <text:p>LANGUAGE</text:p>
            <text:p>SERVER</text:p>
          </draw:text-box>
        </draw:frame>
        <draw:custom-shape draw:style-name="gr15" draw:text-style-name="P1" draw:layer="Layer4" svg:width="15.478cm" svg:height="12.827cm" svg:x="-17.526cm" svg:y="6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er4" svg:width="5.823cm" svg:height="4.553cm" svg:x="-16.126cm" svg:y="10.144cm">
          <draw:image xlink:href="Pictures/10000201000004B0000004B046E4C5F2A8606352.png" xlink:type="simple" xlink:show="embed" xlink:actuate="onLoad" loext:mime-type="image/png">
            <text:p/>
          </draw:image>
        </draw:frame>
        <draw:frame draw:style-name="gr17" draw:text-style-name="P7" draw:layer="Layer4" svg:width="4.318cm" svg:height="1.397cm" svg:x="-16.018cm" svg:y="6.969cm">
          <draw:text-box>
            <text:p>MACHINE</text:p>
          </draw:text-box>
        </draw:frame>
        <draw:custom-shape draw:style-name="gr18" draw:text-style-name="P3" draw:layer="Layer4" svg:width="5.842cm" svg:height="2.159cm" draw:transform="rotate (1.5707963267949) translate (-6.239cm 15.2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er4" svg:width="1.016cm" svg:height="0.889cm" draw:transform="rotate (1.5707963267949) translate (-7.128cm 14.71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er4" svg:width="1.524cm" svg:height="1.651cm" svg:x="-7.001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3" draw:id="id13" draw:layer="Layer4" svg:width="1.016cm" svg:height="0.889cm" draw:transform="rotate (-1.5707963267949) translate (-3.191cm 12.6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7" draw:layer="Layer4" svg:width="4.318cm" svg:height="1.673cm" svg:x="-7.763cm" svg:y="7.223cm">
          <draw:text-box>
            <text:p>Forwarder</text:p>
            <text:p>Service</text:p>
          </draw:text-box>
        </draw:frame>
        <draw:custom-shape draw:style-name="gr4" draw:text-style-name="P4" xml:id="id12" draw:id="id12" draw:layer="Layer4" svg:width="1.524cm" svg:height="1.651cm" svg:x="-4.842cm" svg:y="10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er4" svg:x1="5.825cm" svg:y1="10.355cm" svg:x2="-3.318cm" svg:y2="11.732cm" draw:start-shape="id11" draw:start-glue-point="4" draw:end-shape="id12" draw:end-glue-point="7" svg:d="M5825 10355h-4571v1377h-4572" svg:viewBox="0 0 9144 1378">
          <text:p/>
        </draw:connector>
        <draw:connector draw:style-name="gr8" draw:text-style-name="P6" draw:layer="Layer4" svg:x1="-3.191cm" svg:y1="13.193cm" svg:x2="4.556cm" svg:y2="12.748cm" draw:start-shape="id13" draw:start-glue-point="4" draw:end-shape="id9" draw:end-glue-point="5" svg:d="M-3191 13193h3874v-445h3873" svg:viewBox="0 0 7748 446">
          <text:p/>
        </draw:connector>
        <draw:line draw:style-name="gr8" draw:text-style-name="P6" draw:layer="Layer4" svg:x1="-9.922cm" svg:y1="11.414cm" svg:x2="-7.001cm" svg:y2="11.414cm">
          <text:p/>
        </draw:line>
        <draw:line draw:style-name="gr8" draw:text-style-name="P6" draw:layer="Layer4" svg:x1="-7.128cm" svg:y1="14.208cm" svg:x2="-9.922cm" svg:y2="14.208cm">
          <text:p/>
        </draw:line>
        <draw:frame draw:style-name="gr19" draw:text-style-name="P7" draw:layer="Layer4" svg:width="3.937cm" svg:height="3.095cm" svg:x="-1.54cm" svg:y="6.715cm">
          <draw:text-box>
            <text:p>Medium:</text:p>
            <text:p>Socket;</text:p>
            <text:p>Protocol:</text:p>
            <text:p>any;</text:p>
          </draw:text-box>
        </draw:frame>
        <draw:custom-shape draw:style-name="gr4" draw:text-style-name="P4" draw:layer="Layer4" svg:width="1.524cm" svg:height="1.651cm" svg:x="9.13cm" svg:y="12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7" draw:layer="Layer4" svg:width="3.937cm" svg:height="4.517cm" svg:x="-10.049cm" svg:y="14.716cm">
          <draw:text-box>
            <text:p>Medium: socket (localhost)</text:p>
            <text:p>Protocol:</text:p>
            <text:p>Jsonrpc (no HTTP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21:30.761039190</meta:creation-date>
    <dc:date>2019-09-16T12:35:35.670351654</dc:date>
    <meta:editing-duration>PT12M23S</meta:editing-duration>
    <meta:editing-cycles>5</meta:editing-cycles>
    <meta:generator>LibreOffice/6.2.6.2$Linux_X86_64 LibreOffice_project/20$Build-2</meta:generator>
    <meta:document-statistic meta:object-count="52"/>
  </office:meta>
</office:document-meta>
</file>